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66c" officeooo:paragraph-rsid="0015466c"/>
    </style:style>
    <style:style style:name="P2" style:family="paragraph" style:parent-style-name="Standard" style:list-style-name="L1">
      <style:text-properties officeooo:rsid="0015466c" officeooo:paragraph-rsid="001546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level programming through automated cipher breaking</text:p>
      <text:p text:style-name="P1"/>
      <text:p text:style-name="P1">This is a practical, hands-on programming CPD course. It is aimed at teachers who are already comfortable at teaching programming at GCSE but need some additional expertise to deliver Computer Science at A-level. </text:p>
      <text:p text:style-name="P1"/>
      <text:p text:style-name="P1">Taking inspiration from the work of Alan Turing at Bletchley Park, the course uses the task of automatic cipher breaking to illustrate and develop advanced programming techniques. </text:p>
      <text:p text:style-name="P1"/>
      <text:p text:style-name="P1">The course will cover four main ciphers (Caesar cipher, keyword-based substitution cipher, column transposition cipher, and Pocket Enigma). Participants will implement enciphering, deciphering, and automatic breaking of these ciphers. As they do so, they will develop expertise in:</text:p>
      <text:list xml:id="list1466075749559761534" text:style-name="L1">
        <text:list-item>
          <text:p text:style-name="P2">data stuctures: dicts, tuples, and multi-dimensional arrays</text:p>
        </text:list-item>
        <text:list-item>
          <text:p text:style-name="P2">algorithms: iteration and recursion, increasing efficiency with dynamic programming</text:p>
        </text:list-item>
        <text:list-item>
          <text:p text:style-name="P2">object oriented programming</text:p>
        </text:list-item>
        <text:list-item>
          <text:p text:style-name="P2">text file handling</text:p>
        </text:list-item>
      </text:list>
      <text:p text:style-name="P1"/>
      <text:p text:style-name="P1">2 days full time</text:p>
      <text:p text:style-name="P1">Uses Python 3.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Smith</meta:initial-creator>
    <meta:creation-date>2015-03-10T10:52:45.276828223</meta:creation-date>
    <dc:date>2015-03-10T11:12:39.279456893</dc:date>
    <dc:creator>Neil Smith</dc:creator>
    <meta:editing-duration>PT1M3S</meta:editing-duration>
    <meta:editing-cycles>1</meta:editing-cycles>
    <meta:document-statistic meta:table-count="0" meta:image-count="0" meta:object-count="0" meta:page-count="1" meta:paragraph-count="10" meta:word-count="138" meta:character-count="949" meta:non-whitespace-character-count="823"/>
    <meta:generator>LibreOffice/4.3.3.2$Linux_X86_64 LibreOffice_project/430m0$Build-2</meta:generator>
  </office:meta>
</office:document-meta>
</file>